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"/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number-columns-repeated="2" table:default-cell-style-name="ce6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ce1"/>
          <table:table-cell table:style-name="Default" office:value-type="float" office:value="2015" calcext:value-type="float">
            <text:p>2015</text:p>
          </table:table-cell>
          <table:table-cell table:style-name="Default"/>
          <table:table-cell table:style-name="ce1"/>
          <table:table-cell table:style-name="Default"/>
          <table:table-cell table:style-name="ce9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Party</text:p>
          </table:table-cell>
          <table:covered-table-cell table:style-name="Default"/>
          <table:table-cell table:style-name="Default"/>
          <table:table-cell table:style-name="ce1" office:value-type="string" calcext:value-type="string">
            <text:p>Votes</text:p>
          </table:table-cell>
          <table:table-cell table:style-name="Default" office:value-type="string" calcext:value-type="string">
            <text:p>seats percent</text:p>
          </table:table-cell>
          <table:table-cell table:style-name="ce9" office:value-type="string" calcext:value-type="string">
            <text:p>Sea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../../../../../../../../wiki/Liberal_Party_of_Canada" xlink:type="simple">Liberal</text:a></text:p>
          </table:table-cell>
          <table:table-cell/>
          <table:table-cell office:value-type="string" calcext:value-type="string">
            <text:p>39.5%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84 / 338 (54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../../../../../../../../wiki/Conservative_Party_of_Canada" xlink:type="simple">Conservative</text:a></text:p>
          </table:table-cell>
          <table:table-cell/>
          <table:table-cell office:value-type="string" calcext:value-type="string">
            <text:p>31.9%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99 / 338 (29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../../../../../../../../wiki/New_Democratic_Party" xlink:type="simple">New Democratic</text:a></text:p>
          </table:table-cell>
          <table:table-cell/>
          <table:table-cell office:value-type="string" calcext:value-type="string">
            <text:p>19.7%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 / 338 (13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../../../../../../../../wiki/Bloc_Québécois" xlink:type="simple">Bloc Québécois</text:a></text:p>
          </table:table-cell>
          <table:table-cell/>
          <table:table-cell office:value-type="string" calcext:value-type="string">
            <text:p>4.7%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 / 338 (3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../../../../../../../../wiki/Green_Party_of_Canada" xlink:type="simple">Green</text:a></text:p>
          </table:table-cell>
          <table:table-cell/>
          <table:table-cell office:value-type="string" calcext:value-type="string">
            <text:p>3.4%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 / 338 (0.3%)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Party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Votes</text:p>
          </table:table-cell>
          <table:covered-table-cell table:style-name="Default"/>
          <table:table-cell table:style-name="ce9" office:value-type="string" calcext:value-type="string">
            <text:p>Seat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../../../../../../../../wiki/Conservative_Party_of_Canada" xlink:type="simple">Conservative</text:a></text:p>
          </table:table-cell>
          <table:table-cell/>
          <table:table-cell office:value-type="string" calcext:value-type="string">
            <text:p>39.62%</text:p>
          </table:table-cell>
          <table:table-cell table:style-name="Default" office:value-type="float" office:value="54" calcext:value-type="float">
            <text:p>54</text:p>
          </table:table-cell>
          <table:table-cell office:value-type="string" calcext:value-type="string">
            <text:p>166 / 308 (54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../../../../../../../../wiki/New_Democratic_Party" xlink:type="simple">New Democratic</text:a></text:p>
          </table:table-cell>
          <table:table-cell/>
          <table:table-cell office:value-type="string" calcext:value-type="string">
            <text:p>30.63%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103 / 308 (33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../../../../../../../../wiki/Liberal_Party_of_Canada" xlink:type="simple">Liberal</text:a></text:p>
          </table:table-cell>
          <table:table-cell/>
          <table:table-cell office:value-type="string" calcext:value-type="string">
            <text:p>18.91%</text:p>
          </table:table-cell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34 / 308 (11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../../../../../../../../wiki/Bloc_Québécois" xlink:type="simple">Bloc Québécois</text:a></text:p>
          </table:table-cell>
          <table:table-cell/>
          <table:table-cell office:value-type="string" calcext:value-type="string">
            <text:p>6.04%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4 / 308 (1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../../../../../../../../wiki/Green_Party_of_Canada" xlink:type="simple">Green</text:a></text:p>
          </table:table-cell>
          <table:table-cell/>
          <table:table-cell office:value-type="string" calcext:value-type="string">
            <text:p>3.91%</text:p>
          </table:table-cell>
          <table:table-cell table:style-name="Default" office:value-type="float" office:value="0.3" calcext:value-type="float">
            <text:p>0.3</text:p>
          </table:table-cell>
          <table:table-cell office:value-type="string" calcext:value-type="string">
            <text:p>1 / 308 (0.3%)</text:p>
          </table:table-cell>
          <table:table-cell table:number-columns-repeated="5"/>
        </table:table-row>
        <table:table-row table:style-name="ro1">
          <table:table-cell table:style-name="ce1" office:value-type="float" office:value="2008" calcext:value-type="float" table:number-columns-spanned="6" table:number-rows-spanned="1">
            <text:p>2008</text:p>
          </table:table-cell>
          <table:covered-table-cell table:number-columns-repeated="5"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Party</text:p>
          </table:table-cell>
          <table:covered-table-cell table:style-name="Default"/>
          <table:table-cell table:style-name="ce5" office:value-type="string" calcext:value-type="string">
            <text:p>Seats</text:p>
          </table:table-cell>
          <table:table-cell table:style-name="Default" office:value-type="string" calcext:value-type="string">
            <text:p>seat per cent</text:p>
          </table:table-cell>
          <table:table-cell table:style-name="ce5" office:value-type="string" calcext:value-type="string">
            <text:p>Votes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<text:a xlink:href="../../../../../../../../wiki/Conservative_Party_of_Canada" xlink:type="simple">Conservative</text:a></text:p>
          </table:table-cell>
          <table:table-cell table:style-name="ce3" office:value-type="float" office:value="143" calcext:value-type="float">
            <text:p>143</text:p>
          </table:table-cell>
          <table:table-cell table:style-name="ce7" table:formula="of:=[.C17]/308*100" office:value-type="float" office:value="46.4285714285714" calcext:value-type="float">
            <text:p>46</text:p>
          </table:table-cell>
          <table:table-cell table:style-name="ce3" office:value-type="float" office:value="37.65" calcext:value-type="float">
            <text:p>37.65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<text:a xlink:href="../../../../../../../../wiki/Liberal_Party_of_Canada" xlink:type="simple">Liberal</text:a></text:p>
          </table:table-cell>
          <table:table-cell table:style-name="ce3" office:value-type="float" office:value="77" calcext:value-type="float">
            <text:p>77</text:p>
          </table:table-cell>
          <table:table-cell table:style-name="ce7" table:formula="of:=[.C18]/308*100" office:value-type="float" office:value="25" calcext:value-type="float">
            <text:p>25</text:p>
          </table:table-cell>
          <table:table-cell table:style-name="ce3" office:value-type="float" office:value="26.26" calcext:value-type="float">
            <text:p>26.26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<text:a xlink:href="../../../../../../../../wiki/Bloc_Québécois" xlink:type="simple">Bloc Québécois</text:a></text:p>
          </table:table-cell>
          <table:table-cell table:style-name="ce3" office:value-type="float" office:value="49" calcext:value-type="float">
            <text:p>49</text:p>
          </table:table-cell>
          <table:table-cell table:style-name="ce7" table:formula="of:=[.C19]/308*100" office:value-type="float" office:value="15.9090909090909" calcext:value-type="float">
            <text:p>16</text:p>
          </table:table-cell>
          <table:table-cell table:style-name="ce3" office:value-type="float" office:value="9.98" calcext:value-type="float">
            <text:p>9.98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<text:a xlink:href="../../../../../../../../wiki/New_Democratic_Party" xlink:type="simple">New Democratic</text:a></text:p>
          </table:table-cell>
          <table:table-cell table:style-name="ce3" office:value-type="float" office:value="37" calcext:value-type="float">
            <text:p>37</text:p>
          </table:table-cell>
          <table:table-cell table:style-name="ce7" table:formula="of:=[.C20]/308*100" office:value-type="float" office:value="12.012987012987" calcext:value-type="float">
            <text:p>12</text:p>
          </table:table-cell>
          <table:table-cell table:style-name="ce3" office:value-type="float" office:value="18.18" calcext:value-type="float">
            <text:p>18.18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<text:a xlink:href="../../../../../../../../wiki/Independent_politician#Canada" xlink:type="simple">Independent</text:a>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[.C21]/308*100" office:value-type="float" office:value="0.649350649350649" calcext:value-type="float">
            <text:p>1</text:p>
          </table:table-cell>
          <table:table-cell table:style-name="ce3" office:value-type="float" office:value="0.65" calcext:value-type="float">
            <text:p>0.65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3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float" office:value="2006" calcext:value-type="float">
            <text:p>2006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2">
            <text:p>Party</text:p>
          </table:table-cell>
          <table:covered-table-cell table:style-name="Default"/>
          <table:table-cell table:style-name="ce1" table:number-columns-spanned="1" table:number-rows-spanned="2"/>
          <table:table-cell table:style-name="Default"/>
          <table:table-cell table:style-name="ce1" table:number-columns-spanned="4" table:number-rows-spanned="1"/>
          <table:covered-table-cell table:style-name="Default"/>
          <table:covered-table-cell table:number-columns-repeated="2"/>
          <table:table-cell table:style-name="ce1" office:value-type="string" calcext:value-type="string" table:number-columns-spanned="3" table:number-rows-spanned="1">
            <text:p>Popular vote</text:p>
          </table:table-cell>
          <table:covered-table-cell table:number-columns-repeated="2"/>
        </table:table-row>
        <table:table-row table:style-name="ro1">
          <table:covered-table-cell table:number-columns-repeated="3" table:style-name="Default"/>
          <table:table-cell table:style-name="Default" office:value-type="string" calcext:value-type="string">
            <text:p>seats</text:p>
          </table:table-cell>
          <table:table-cell table:style-name="ce2" office:value-type="string" calcext:value-type="string">
            <text:p>seat percent</text:p>
          </table:table-cell>
          <table:table-cell office:value-type="string" calcext:value-type="string">
            <text:p>vote percent</text:p>
          </table:table-cell>
          <table:table-cell table:style-name="ce8"/>
          <table:table-cell table:style-name="ce2" table:number-columns-repeated="2"/>
          <table:table-cell table:style-name="ce2" office:value-type="string" calcext:value-type="string">
            <text:p>%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<text:a xlink:href="../../../../../../../../wiki/Conservative_Party_of_Canada" xlink:type="simple">Conservative</text:a></text:p>
          </table:table-cell>
          <table:table-cell/>
          <table:table-cell table:style-name="ce8" office:value-type="float" office:value="124" calcext:value-type="float">
            <text:p>124</text:p>
          </table:table-cell>
          <table:table-cell table:style-name="ce7" table:formula="of:=[.D26]/308*100" office:value-type="float" office:value="40.2597402597403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6"/>
          <table:table-cell table:style-name="ce2"/>
          <table:table-cell table:style-name="ce6" office:value-type="string" calcext:value-type="string">
            <text:p>36.27%</text:p>
          </table:table-cell>
          <table:table-cell table:style-name="ce2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../../../../../../../../wiki/Liberal_Party_of_Canada" xlink:type="simple">Liberal</text:a></text:p>
          </table:table-cell>
          <table:table-cell/>
          <table:table-cell table:style-name="ce8" office:value-type="float" office:value="103" calcext:value-type="float">
            <text:p>103</text:p>
          </table:table-cell>
          <table:table-cell table:style-name="ce7" table:formula="of:=[.D27]/308*100" office:value-type="float" office:value="33.4415584415584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6"/>
          <table:table-cell table:style-name="ce2"/>
          <table:table-cell table:style-name="ce6" office:value-type="string" calcext:value-type="string">
            <text:p>30.23%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<text:a xlink:href="../../../../../../../../wiki/Bloc_Québécois" xlink:type="simple">Bloc Québécois</text:a></text:p>
          </table:table-cell>
          <table:table-cell/>
          <table:table-cell table:style-name="ce8" office:value-type="float" office:value="51" calcext:value-type="float">
            <text:p>51</text:p>
          </table:table-cell>
          <table:table-cell table:style-name="ce7" table:formula="of:=[.D28]/308*100" office:value-type="float" office:value="16.5584415584416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/>
          <table:table-cell table:style-name="ce2"/>
          <table:table-cell table:style-name="ce6" office:value-type="string" calcext:value-type="string">
            <text:p>10.48%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<text:a xlink:href="../../../../../../../../wiki/New_Democratic_Party" xlink:type="simple">New Democrats</text:a></text:p>
          </table:table-cell>
          <table:table-cell/>
          <table:table-cell table:style-name="ce8" office:value-type="float" office:value="29" calcext:value-type="float">
            <text:p>29</text:p>
          </table:table-cell>
          <table:table-cell table:style-name="ce7" table:formula="of:=[.D29]/308*100" office:value-type="float" office:value="9.41558441558442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"/>
          <table:table-cell table:style-name="ce2"/>
          <table:table-cell table:style-name="ce6" office:value-type="string" calcext:value-type="string">
            <text:p>17.48%</text:p>
          </table:table-cell>
          <table:table-cell table:style-name="ce2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<text:a xlink:href="../../../../../../../../wiki/Independent_politician" xlink:type="simple">Independents and no affiliation</text:a></text:p>
          </table:table-cell>
          <table:covered-table-cell table:style-name="Default"/>
          <table:table-cell table:style-name="ce8" office:value-type="float" office:value="11" calcext:value-type="float">
            <text:p>11</text:p>
          </table:table-cell>
          <table:table-cell table:style-name="ce7" table:formula="of:=[.D30]/308*100" office:value-type="float" office:value="3.57142857142857" calcext:value-type="float">
            <text:p>4</text:p>
          </table:table-cell>
          <table:table-cell table:number-columns-repeated="2"/>
          <table:table-cell table:style-name="ce2" table:number-columns-repeated="2"/>
          <table:table-cell table:style-name="ce6" office:value-type="string" calcext:value-type="string">
            <text:p>0.55%</text:p>
          </table:table-cell>
          <table:table-cell table:style-name="ce2"/>
        </table:table-row>
      </table:table>
      <table:named-expressions>
        <table:named-range table:name="HTML_1" table:base-cell-address="$Sheet1.$A$1" table:cell-range-address=".$A$2:.$F$7"/>
        <table:named-range table:name="HTML_2" table:base-cell-address="$Sheet1.$A$1" table:cell-range-address=".$A$9:.$E$14"/>
        <table:named-range table:name="HTML_3" table:base-cell-address="$Sheet1.$A$1" table:cell-range-address=".$A$15:.$F$21"/>
        <table:named-range table:name="HTML_4" table:base-cell-address="$Sheet1.$A$1" table:cell-range-address=".$A$24:.$K$30"/>
        <table:named-range table:name="HTML_all" table:base-cell-address="$Sheet1.$A$1" table:cell-range-address=".$A$2:.$K$30"/>
        <table:named-range table:name="HTML_tables" table:base-cell-address="$Sheet1.$A$1" table:cell-range-address=".$A$2:.$A$2"/>
        <table:named-range table:name="HTML__election2006" table:base-cell-address="$Sheet1.$A$1" table:cell-range-address=".$A$24:.$K$30"/>
        <table:named-range table:name="HTML__election2008" table:base-cell-address="$Sheet1.$A$1" table:cell-range-address=".$A$15:.$F$21"/>
        <table:named-range table:name="HTML__election2011" table:base-cell-address="$Sheet1.$A$1" table:cell-range-address=".$A$9:.$E$14"/>
        <table:named-range table:name="HTML__election2015" table:base-cell-address="$Sheet1.$A$1" table:cell-range-address=".$A$2:.$F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</dc:title>
    <dc:date>2018-06-22T16:33:58.213000000</dc:date>
    <meta:editing-duration>PT9M27S</meta:editing-duration>
    <meta:editing-cycles>2</meta:editing-cycles>
    <meta:generator>LibreOffice/5.3.7.2$Windows_X86_64 LibreOffice_project/6b8ed514a9f8b44d37a1b96673cbbdd077e24059</meta:generator>
    <meta:document-statistic meta:table-count="1" meta:cell-count="121" meta:object-count="0"/>
    <meta:user-defined meta:name=""/>
    <meta:user-defined meta:name="viewport">width=device-width, initial-scale=1.0</meta:user-defined>
  </office:meta>
</office:document-meta>
</file>